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0000001ABE562CF5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3333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3.471cm" svg:y="1.164cm" svg:width="10.005cm" svg:height="13.349cm" draw:z-index="0"><draw:image xlink:href="Pictures/1000000000000140000001ABE562CF52.jpg" xlink:type="simple" xlink:show="embed" xlink:actuate="onLoad"/></draw:frame><draw:ellipse text:anchor-type="paragraph" draw:z-index="1" draw:style-name="gr1" draw:text-style-name="P1" svg:width="2.356cm" svg:height="1.879cm" svg:x="6.184cm" svg:y="5.172cm"><text:p/></draw:ellipse><draw:ellipse text:anchor-type="paragraph" draw:z-index="2" draw:style-name="gr1" draw:text-style-name="P1" svg:width="2.012cm" svg:height="1.641cm" svg:x="7.798cm" svg:y="7.897cm"><text:p/></draw:ellips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9T10:45:10.156000000</meta:creation-date>
    <dc:date>2015-08-29T10:55:35</dc:date>
    <meta:editing-duration>PT10M26S</meta:editing-duration>
    <meta:editing-cycles>3</meta:editing-cycles>
    <meta:generator>LibreOffice/4.3.0.4$Windows_x86 LibreOffice_project/62ad5818884a2fc2e5780dd45466868d41009ec0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